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top="0.1576in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P4" style:parent-style-name="rzymskieI" style:family="paragraph"/>
    <style:style style:name="P5" style:parent-style-name="arabskie2" style:family="paragraph"/>
    <style:style style:name="P6" style:parent-style-name="arabskie2" style:family="paragraph"/>
    <style:style style:name="P7" style:parent-style-name="arabskie2" style:family="paragraph"/>
    <style:style style:name="P8" style:parent-style-name="arabskie2" style:family="paragraph"/>
    <style:style style:name="P9" style:parent-style-name="rzymskieI" style:family="paragraph"/>
    <style:style style:name="P10" style:parent-style-name="arabskie2" style:family="paragraph"/>
    <style:style style:name="P11" style:parent-style-name="arabskie2" style:family="paragraph"/>
    <style:style style:name="P12" style:parent-style-name="arabskie2" style:family="paragraph"/>
    <style:style style:name="P13" style:parent-style-name="rzymskieI" style:family="paragraph"/>
    <style:style style:name="P14" style:parent-style-name="Standard" style:family="paragraph">
      <style:paragraph-properties fo:margin-bottom="0.0395in"/>
    </style:style>
    <style:style style:name="P15" style:parent-style-name="arabskie2" style:family="paragraph"/>
    <style:style style:name="P16" style:parent-style-name="arabskie2" style:family="paragraph"/>
    <style:style style:name="P17" style:parent-style-name="Standard" style:family="paragraph"/>
    <style:style style:name="P18" style:parent-style-name="arabskie2" style:family="paragraph"/>
    <style:style style:name="P19" style:parent-style-name="arabskie2" style:family="paragraph"/>
    <style:style style:name="P20" style:parent-style-name="arabskie2" style:family="paragraph"/>
    <style:style style:name="P21" style:parent-style-name="Styl1" style:family="paragraph">
      <style:paragraph-properties fo:margin-left="0.8388in" fo:text-indent="-0.2479in">
        <style:tab-stops/>
      </style:paragraph-properties>
    </style:style>
    <style:style style:name="P22" style:parent-style-name="Styl1" style:family="paragraph">
      <style:paragraph-properties fo:margin-left="0.8388in" fo:text-indent="-0.2479in">
        <style:tab-stops/>
      </style:paragraph-properties>
    </style:style>
    <style:style style:name="P23" style:parent-style-name="Standard" style:family="paragraph"/>
    <style:style style:name="P24" style:parent-style-name="Styl1" style:family="paragraph">
      <style:paragraph-properties fo:margin-left="0.8388in" fo:text-indent="-0.2479in">
        <style:tab-stops/>
      </style:paragraph-properties>
    </style:style>
    <style:style style:name="P25" style:parent-style-name="Standard" style:family="paragraph"/>
    <style:style style:name="P26" style:parent-style-name="rzymskieI" style:family="paragraph"/>
    <style:style style:name="P27" style:parent-style-name="Standard" style:family="paragraph">
      <style:paragraph-properties fo:margin-left="0.6694in">
        <style:tab-stops/>
      </style:paragraph-properties>
    </style:style>
    <style:style style:name="P28" style:parent-style-name="Standard" style:family="paragraph">
      <style:paragraph-properties fo:margin-left="0.6694in">
        <style:tab-stops/>
      </style:paragraph-properties>
    </style:style>
    <style:style style:name="P29" style:parent-style-name="Standard" style:family="paragraph">
      <style:paragraph-properties fo:text-align="end"/>
    </style:style>
    <style:style style:name="P30" style:parent-style-name="Standard" style:family="paragraph">
      <style:paragraph-properties fo:text-align="end"/>
    </style:style>
    <style:style style:name="P31" style:parent-style-name="Standard" style:family="paragraph">
      <style:paragraph-properties fo:text-align="end"/>
    </style:style>
  </office:automatic-styles>
  <office:body>
    <office:text text:use-soft-page-breaks="true">
      <text:p text:style-name="P1">PLAN PREZENTACJI NA WEWNĘTRZNY USTNY EGZAMIN MATURALNY Z JĘZYKA POLSKIEGO W ROKU SZKOLNYM 2006/2007</text:p>
      <text:p text:style-name="P2">Magdalena Barańska, klasa 3d</text:p>
      <text:p text:style-name="Standard"><text:span text:style-name="T3">Temat:<text:s/></text:span>Różne oblicza władców. Porównaj wybrane<text:s/>portrety w oparciu o teksty dramatyczne.</text:p>
      <text:list text:style-name="rzymskieI_1">
        <text:list-item text:start-value="1">
          <text:p text:style-name="P4">Literatura podmiotu:</text:p>
        </text:list-item>
      </text:list>
      <text:list text:style-name="arabskie2_1">
        <text:list-item text:start-value="1">
          <text:p text:style-name="P5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7">Shakespeare William, Makbet, Wydawnictwo Łódzkie, Biblioteka Lektur Szkolnych, Łódź 1976.</text:p>
        </text:list-item>
        <text:list-item>
          <text:p text:style-name="P8">Sofokles, Antygona, Krajowa Agencja Wydawnicza Rzeszów, Rzeszów 1990.</text:p>
        </text:list-item>
      </text:list>
      <text:list text:style-name="rzymskieI_1" text:continue-numbering="true">
        <text:list-item>
          <text:p text:style-name="P9">Literatura przedmiotu:</text:p>
        </text:list-item>
      </text:list>
      <text:list text:style-name="arabskie2_1">
        <text:list-item text:start-value="1">
          <text:p text:style-name="P10">Komorowski Jarosław, Makbet Williama Shakespeare'a, WSiP, Biblioteka Analiz Literackich, Warszawa 1989, s. 52-57.</text:p>
        </text:list-item>
        <text:list-item>
          <text:p text:style-name="P11">Kotarski Edward, Odprawa posłów greckich Jana Kochanowskiego, Państwowe Zakłady Wydawnictw Szkolnych, Biblioteka Analiz Literackich, Warszawa 1969, s.40-48.</text:p>
        </text:list-item>
        <text:list-item>
          <text:p text:style-name="P12">Ryś Anna, Antygona Sofoklesa, Wydawnictwo Marek Rożak, Gdańsk 1994, s. 29- 42.</text:p>
        </text:list-item>
      </text:list>
      <text:list text:style-name="rzymskieI_1" text:continue-numbering="true">
        <text:list-item>
          <text:p text:style-name="P13">Ramowy plan wypowiedzi:</text:p>
        </text:list-item>
      </text:list>
      <text:list text:style-name="łacińskieduże3">
        <text:list-item text:start-value="1">
          <text:p text:style-name="P14">Wstęp</text:p>
        </text:list-item>
      </text:list>
      <text:list text:style-name="arabskie2_1">
        <text:list-item text:start-value="1">
          <text:p text:style-name="P15">Rozważania dotyczące* osób sprawujących władzę oraz* sposobów rządzenia.</text:p>
        </text:list-item>
        <text:list-item>
          <text:p text:style-name="P16">"Ksiażę" Niccolo Machiavellego jako punkt odniesienia do analizy postępowania przedstawionych bohaterów – władców.</text:p>
        </text:list-item>
      </text:list>
      <text:list text:style-name="łacińskieduże3" text:continue-numbering="true">
        <text:list-item>
          <text:p text:style-name="P17">Kolejność prezentowanych argumentów (treści)</text:p>
        </text:list-item>
      </text:list>
      <text:list text:style-name="arabskie2_1">
        <text:list-item text:start-value="1">
          <text:p text:style-name="P18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9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20">Zróżnicowanie* oceny postępowania Kreona jako:</text:p>
        </text:list-item>
      </text:list>
      <text:list text:style-name="LFO12" text:continue-numbering="true">
        <text:list-item>
          <text:p text:style-name="P21">władcy – tyrana i despoty surowo egzekwującego wydane prawa i rozkazy,</text:p>
        </text:list-item>
        <text:list-item>
          <text:p text:style-name="P22">władcy konsekwentnego, bezkompromisowego, pozbawionego prywaty, kierującego się interesami i obowiązkami państwa.</text:p>
        </text:list-item>
      </text:list>
      <text:list text:style-name="arabskie2_1" text:continue-numbering="true">
        <text:list-item>
          <text:p text:style-name="P23">Sylwetka bezwzględnego Makbeta – władcy zbrodniarza zaślepionego namiętnością władzy, ale bezustannego borykającego się z wyrzutami sumienia:</text:p>
        </text:list-item>
      </text:list>
      <text:list text:style-name="LFO12">
        <text:list-item text:start-value="1">
          <text:p text:style-name="P24">tragizm postaci Makbeta – władca ukazany jako marionetka ludzkich namiętności, motyw życia – teatru.</text:p>
        </text:list-item>
      </text:list>
      <text:list text:style-name="łacińskieduże3" text:continue-numbering="true">
        <text:list-item>
          <text:p text:style-name="P2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text:style-name="rzymskieI_1" text:continue-numbering="true">
        <text:list-item>
          <text:p text:style-name="P26">Materiały pomocnicze</text:p>
        </text:list-item>
      </text:list>
      <text:list text:style-name="LFO17" text:continue-numbering="true">
        <text:list-item>
          <text:p text:style-name="P27">kartka z cytatami,</text:p>
        </text:list-item>
        <text:list-item>
          <text:p text:style-name="P28">prezentacja multimedialna.</text:p>
        </text:list-item>
      </text:list>
      <text:p text:style-name="P29"/>
      <text:p text:style-name="P30">Podpis zdającego</text:p>
      <text:soft-page-break/>
      <text:p text:style-name="P31">.........................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Tahoma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zymskieI" style:display-name="rzymskie I" style:family="paragraph" style:parent-style-name="Standard">
      <style:paragraph-properties fo:margin-top="0.0784in" fo:margin-left="0.2756in" fo:text-indent="-0.2756in">
        <style:tab-stops/>
      </style:paragraph-properties>
      <style:text-properties fo:font-weight="bold" style:font-weight-asian="bold" style:font-weight-complex="bold" fo:hyphenate="false"/>
    </style:style>
    <style:style style:name="arabskie2" style:display-name="arabskie 2" style:family="paragraph" style:parent-style-name="Standard">
      <style:paragraph-properties fo:margin-bottom="0.0395in" fo:margin-left="0.3541in" fo:text-indent="0.3541in">
        <style:tab-stops/>
      </style:paragraph-properties>
      <style:text-properties fo:hyphenate="false"/>
    </style:style>
    <style:style style:name="łacińskiemałe" style:display-name="łacińskie małe" style:family="paragraph" style:parent-style-name="Standard">
      <style:paragraph-properties fo:margin-bottom="0.0395in" fo:margin-left="1.0631in" fo:text-indent="-0.1576in">
        <style:tab-stops/>
      </style:paragraph-properties>
      <style:text-properties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text:list-style style:name="rzymskieI_1" style:display-name="rzymskie I_1">
      <text:list-level-style-number text:level="1" style:num-suffix="." style:num-format="I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arabskie2_1" style:display-name="arabskie 2_1">
      <text:list-level-style-number text:level="1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łacińskieduże3" style:display-name="łacińskie duże 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łacińskiemałe_1" style:display-name="łacińskie małe_1">
      <text:list-level-style-number text:level="1" style:num-suffix=")" style:num-format="a" style:num-letter-sync="true">
        <style:list-level-properties text:space-before="0.9055in" text:min-label-width="0.1576in" text:list-level-position-and-space-mode="label-alignment">
          <style:list-level-label-alignment text:label-followed-by="listtab" fo:margin-left="1.0631in" fo:text-indent="-0.1576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arabskie3" style:display-name="arabskie 3">
      <text:list-level-style-number text:level="1" style:num-suffix="." style:num-format="1">
        <style:list-level-properties text:space-before="0.6694in" text:min-label-width="0in" text:list-level-position-and-space-mode="label-alignment">
          <style:list-level-label-alignment text:label-followed-by="listtab" fo:margin-left="0.5902in" fo:text-indent="0.0791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Styl1" style:display-name="Styl1" style:family="paragraph" style:parent-style-name="arabskie2" style:auto-update="true" style:list-style-name="LFO12">
      <style:text-properties fo:hyphenate="false"/>
    </style:style>
    <style:style style:name="StandardZnak" style:display-name="Standard Znak" style:family="text" style:parent-style-name="Domyślnaczcionkaakapitu"/>
    <style:style style:name="arabskie2Znak" style:display-name="arabskie 2 Znak" style:family="text" style:parent-style-name="StandardZnak"/>
    <style:style style:name="Styl1Znak" style:display-name="Styl1 Znak" style:family="text" style:parent-style-name="arabskie2Znak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text:list-style style:name="LFO1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hal Parzych</dc:creator>
    <meta:creation-date>2017-10-16T10:29:00Z</meta:creation-date>
    <dc:date>2017-10-29T13:10:00Z</dc:date>
    <meta:template xlink:href="Normal" xlink:type="simple"/>
    <meta:editing-cycles>3</meta:editing-cycles>
    <meta:editing-duration>PT900S</meta:editing-duration>
    <meta:document-statistic meta:page-count="2" meta:paragraph-count="5" meta:word-count="372" meta:character-count="2602" meta:row-count="18" meta:non-whitespace-character-count="2235"/>
  </office:meta>
</office:document-meta>
</file>